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use-window-font-color="true" loext:opacity="0%" fo:font-size="14pt" fo:background-color="transparent" style:font-size-asian="14pt" style:font-size-complex="14pt"/>
    </style:style>
    <style:style style:name="P2" style:family="paragraph" style:parent-style-name="Standard">
      <style:text-properties style:use-window-font-color="true" loext:opacity="0%" fo:font-size="14pt" fo:background-color="transparent" style:font-size-asian="14pt" style:font-size-complex="14pt"/>
    </style:style>
    <style:style style:name="P3" style:family="paragraph" style:parent-style-name="Text_20_body">
      <style:text-properties style:use-window-font-color="true" loext:opacity="0%" fo:font-size="14pt" officeooo:rsid="000446bc" officeooo:paragraph-rsid="000446bc" fo:background-color="transparent" style:font-size-asian="14pt" style:font-size-complex="14pt"/>
    </style:style>
    <style:style style:name="P4" style:family="paragraph" style:parent-style-name="Text_20_body">
      <style:paragraph-properties fo:break-before="page"/>
      <style:text-properties fo:font-size="14pt" officeooo:rsid="000446bc" officeooo:paragraph-rsid="000446bc" style:font-size-asian="14pt" style:font-size-complex="14pt"/>
    </style:style>
    <style:style style:name="P5" style:family="paragraph" style:parent-style-name="Text_20_body">
      <style:text-properties fo:font-size="14pt" officeooo:rsid="000446bc" officeooo:paragraph-rsid="000446bc" style:font-size-asian="14pt" style:font-size-complex="14pt"/>
    </style:style>
    <style:style style:name="P6" style:family="paragraph" style:parent-style-name="Title">
      <style:text-properties officeooo:rsid="000446bc" officeooo:paragraph-rsid="000446bc"/>
    </style:style>
    <style:style style:name="T1" style:family="text">
      <style:text-properties officeooo:rsid="000446bc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structions</text:p>
      <text:p text:style-name="P1">Derived from the Book Cipher, the Phrase Cipher aims to be a reasonably secure cipher usable by humans in real time without the use of a computer. The cipher relies on human randomness and instance customization to create cryptographic strength.</text:p>
      <text:p text:style-name="P2"/>
      <text:p text:style-name="P1">In order to use the Phrase Cipher, you need a shared <text:span text:style-name="T2">key phrase</text:span>. To increase decryption time, memorization would be preferred. </text:p>
      <text:p text:style-name="P2"/>
      <text:p text:style-name="P1">In this example, the key will be </text:p>
      <text:p text:style-name="P2"/>
      <text:p text:style-name="P2"/>
      <text:p text:style-name="P1">&gt;O say can you see, by the dawn’s early light,</text:p>
      <text:p text:style-name="P1"/>
      <text:p text:style-name="P1">&gt;What so proudly we hail’d at the twilight’s last gleaming,</text:p>
      <text:p text:style-name="P1"/>
      <text:p text:style-name="P1">&gt;Whose broad stripes and bright stars through the perilous fight</text:p>
      <text:p text:style-name="P1"/>
      <text:p text:style-name="P1">&gt;O’er the ramparts we watch’d were so gallantly streaming?</text:p>
      <text:p text:style-name="P1"/>
      <text:p text:style-name="P2"/>
      <text:p text:style-name="P1">The ciphertext is stored in the form of w/ln w/ln w/ln where w = the index of a word in the key phrase and ln = the index in that word.</text:p>
      <text:p text:style-name="P2"/>
      <text:p text:style-name="P1">For example, the <text:span text:style-name="T1">plaintext</text:span> "Hello world" would be encrypted as</text:p>
      <text:p text:style-name="P1">```</text:p>
      <text:p text:style-name="P1">15/1 9/1 10/1 15/4 1/1 14/0 12/2 9/3 9/4 13/5</text:p>
      <text:p text:style-name="P1">```</text:p>
      <text:p text:style-name="P1">The vanilla cipher doesn't include spaces or punctuation <text:span text:style-name="T1">and takes all letters as lowercase</text:span>, but that can be easily <text:span text:style-name="T1">changed</text:span> in a custom cipher flavor. </text:p>
      <text:p text:style-name="P2"/>
      <text:p text:style-name="P1">The letter index for each word starts at 1. In order to strengthen som<text:span text:style-name="T1">e</text:span> custom implementations of the cipher, x/0 = x/1.</text:p>
      <text:p text:style-name="P2"/>
      <text:p text:style-name="P1">To <text:span text:style-name="T1">create</text:span> randomness <text:span text:style-name="T1">and </text:span>mitigate frequency attacks a user <text:span text:style-name="T1">should </text:span>use different instances of a letter in the text. For example, with the already established key phrase in this example, 15/1 20/3 10/1 10/0 1/1 (hello) = 11/2 14/2 9/4 10/0 12/2 (hello).</text:p>
      <text:p text:style-name="P4">Your task:</text:p>
      <text:p text:style-name="P5">Using the Star Spangled Banner key specified above, encrypt these strings. Write the encrypted ciphertext in below the given plaintexts below. You may write anywhere you want on these pages.</text:p>
      <text:p text:style-name="P5"/>
      <text:p text:style-name="P5">Plaintext #1: Remember to choose a random instance of the letter you are encrypting</text:p>
      <text:p text:style-name="P3">Ciphertext #1: </text:p>
      <text:p text:style-name="P3"/>
      <text:p text:style-name="P5">Plaintext #2: Sally sold sea shells by the sea shore</text:p>
      <text:p text:style-name="P3">Ciphertext #2: </text:p>
      <text:p text:style-name="P3"/>
      <text:p text:style-name="P5">Plaintext #3: How much wood could a woodchuck chuck</text:p>
      <text:p text:style-name="P3">Ciphertext #3: </text:p>
      <text:p text:style-name="P3"/>
      <text:p text:style-name="P5">Plaintext #4: Thank you for participating in this study</text:p>
      <text:p text:style-name="P3">Ciphertext #4: 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12:48:49.574633130</meta:creation-date>
    <dc:date>2024-01-08T11:20:00.303609339</dc:date>
    <meta:editing-duration>PT22H31M11S</meta:editing-duration>
    <meta:editing-cycles>1</meta:editing-cycles>
    <meta:document-statistic meta:table-count="0" meta:image-count="0" meta:object-count="0" meta:page-count="2" meta:paragraph-count="26" meta:word-count="333" meta:character-count="1915" meta:non-whitespace-character-count="1601"/>
    <meta:generator>LibreOffice/7.6.4.1$Linux_X86_64 LibreOffice_project/e19e193f88cd6c0525a17fb7a176ed8e6a3e2aa1</meta:generator>
  </office:meta>
</office:document-meta>
</file>